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54bd8" officeooo:paragraph-rsid="00054bd8" style:font-size-asian="12pt" style:font-size-complex="12pt"/>
    </style:style>
    <style:style style:name="T1" style:family="text">
      <style:text-properties officeooo:rsid="00054bd8"/>
    </style:style>
    <style:style style:name="T2" style:family="text">
      <style:text-properties fo:font-size="14pt" officeooo:rsid="00054bd8" style:font-size-asian="14pt" style:font-size-complex="14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officeooo:rsid="00054bd8" style:font-size-asian="14pt" style:font-size-complex="14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style:font-name="Liberation Serif" fo:font-size="16pt" officeooo:rsid="00054bd8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 <text:tab/> <text:s text:c="13"/><text:span text:style-name="T6">Inventory Management</text:span></text:p>
      <text:p text:style-name="P1"/>
      <text:p text:style-name="P2"><text:span text:style-name="T3">SELECT A.ORDER_ID, A.UNIT_NO, A.BLOCK, A.FLOOR, A.TYPE, A.AREA, A.AREA_UNIT, A.PSF_RATE, A.BSP, A.PROJECT_ID, A.BUILDER_ID, A.ORDER_LEAD_ID, A.ORDER_DATE, A.ORDER_STATUS, A.ORDER_TYPE, B.PCONTACT_PERSON, B.PEMAIL, B.PCONTACT_PERSON, B.PMOBILE1, C.PROJECT_NAME, C.BUILDER_NAME, L.LABEL AS LOCALITY_NAME, ocs.calling_status, ocs.calling_user_id, lds.country_id, cnt.LABEL AS COUNTRY,ct.LABEL AS CITY </text:span></text:p>
      <text:p text:style-name="P2"><text:span text:style-name="T3"><text:s text:c="12"/>group_concat(ucn.contact_number) as leads_contact_no </text:span></text:p>
      <text:p text:style-name="P2"><text:span text:style-name="T3"><text:s text:c="12"/>FROM (PROPTIGER_DB.ORDERS <text:s/>AS A LEFT JOIN PROPTIGER_DB.CLIENT AS B ON A.CLIENT_ID = B.CLIENT_ID) </text:span></text:p>
      <text:p text:style-name="P2"><text:span text:style-name="T3"><text:s text:c="12"/>LEFT JOIN <text:s/>PROPTIGER_DB.PROP_PROJECT AS C ON A.PROJECT_ID = C.PROJECT_ID </text:span></text:p>
      <text:p text:style-name="P2"><text:span text:style-name="T3"><text:s text:c="12"/>LEFT JOIN PROPTIGER_DB.PROP_LOCALITY AS L ON C.LOCALITY_ID = L.LOCALITY_ID </text:span></text:p>
      <text:p text:style-name="P2"><text:span text:style-name="T3"><text:s text:c="12"/>LEFT JOIN <text:s/>PROPTIGER_DB.PROP_SUBURB AS S ON C.SUBURB_ID = S.SUBURB_ID </text:span></text:p>
      <text:p text:style-name="P2"><text:span text:style-name="T3"><text:s text:c="12"/>LEFT JOIN CRM_DB.leads AS lds ON lds.id = A.ORDER_LEAD_ID </text:span></text:p>
      <text:p text:style-name="P2"><text:span text:style-name="T3"><text:s text:c="12"/>LEFT JOIN country AS cnt ON cnt.COUNTRY_ID = lds.country_id </text:span></text:p>
      <text:p text:style-name="P2"><text:span text:style-name="T3"><text:s text:c="12"/>LEFT JOIN (SELECT MAX(id), order_id, calling_status, calling_user_id,next_fup_date from order_calling_status group by order_id) AS ocs ON ocs.order_id = A.ORDER_ID </text:span></text:p>
      <text:p text:style-name="P2"><text:span text:style-name="T3"><text:s text:c="12"/>LEFT JOIN CRM_DB.leads ld on ld.id = A.ORDER_LEAD_ID </text:span></text:p>
      <text:p text:style-name="P2"><text:span text:style-name="T3"><text:s text:c="12"/>LEFT JOIN city ct on ld.city_id = ct.CITY_ID </text:span></text:p>
      <text:p text:style-name="P2"><text:span text:style-name="T3"><text:s text:c="12"/>LEFT JOIN user.user_contact_numbers ucn on ld.client_id = ucn.user_id </text:span></text:p>
      <text:p text:style-name="P2"><text:span text:style-name="T3"><text:s text:c="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29:14.527337117</meta:creation-date>
    <dc:date>2017-02-09T18:05:53.377460310</dc:date>
    <meta:editing-duration>PT21M28S</meta:editing-duration>
    <meta:editing-cycles>1</meta:editing-cycles>
    <meta:document-statistic meta:table-count="0" meta:image-count="0" meta:object-count="0" meta:page-count="1" meta:paragraph-count="14" meta:word-count="138" meta:character-count="1401" meta:non-whitespace-character-count="1096"/>
    <meta:generator>LibreOffice/4.2.8.2$Linux_X86_64 LibreOffice_project/420m0$Build-2</meta:generator>
  </office:meta>
</office:document-meta>
</file>